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08AF257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46cm, 6.24cm, 11.263cm, 1.94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81cm" svg:height="22.4cm" svg:x="0.992cm" svg:y="2.291cm">
          <draw:image xlink:href="Pictures/10000000000005E8000007E0908AF25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2:19.946764058</dc:date>
    <meta:editing-duration>PT3M57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